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d620" officeooo:paragraph-rsid="001cd620"/>
    </style:style>
    <style:style style:name="P2" style:family="paragraph" style:parent-style-name="Standard">
      <style:paragraph-properties fo:text-align="start" style:justify-single-word="false"/>
      <style:text-properties officeooo:rsid="001cd620" officeooo:paragraph-rsid="001cd620"/>
    </style:style>
    <style:style style:name="P3" style:family="paragraph" style:parent-style-name="Standard">
      <style:paragraph-properties fo:text-align="start" style:justify-single-word="false"/>
      <style:text-properties officeooo:rsid="001e183a" officeooo:paragraph-rsid="001e183a"/>
    </style:style>
    <style:style style:name="P4" style:family="paragraph" style:parent-style-name="Standard">
      <style:paragraph-properties fo:text-align="start" style:justify-single-word="false"/>
      <style:text-properties officeooo:rsid="001e183a" officeooo:paragraph-rsid="001e183a"/>
    </style:style>
    <style:style style:name="T1" style:family="text">
      <style:text-properties officeooo:rsid="002079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DO SITE</text:p>
      <text:p text:style-name="P1"/>
      <text:p text:style-name="P1"/>
      <text:p text:style-name="P1"/>
      <text:p text:style-name="P1"/>
      <text:p text:style-name="P1"/>
      <text:p text:style-name="P2">O site index (no trabalho nomeado como myplace-landpage), traz uma página inicial moderna e simples aos usuários, dando assim credibilidade e clareza em relação ao conteúdo.</text:p>
      <text:p text:style-name="P2"/>
      <text:p text:style-name="P2">DESIGN:</text:p>
      <text:p text:style-name="P2">Em relação ao design do site, o objetivo principal foi trazer algo moderno e limpo.</text:p>
      <text:p text:style-name="P2">Na primeira seção o estilo do slider almeja ser semelhante à uma foto, uma vez que tiramos fotos de momentos importantes (geralmente felizes), e assim o objetivo é trazer à myplace um sentimento subentendido de que ao comprar no site, o cliente terá momentos felizes.</text:p>
      <text:p text:style-name="P2">Ademais, o objetivo da landpage é agregar valor ao produto vendido (hóteis), utilizando-se até mesmo de uma palheta de cores agradável e com certa relação (por mais que indireta) ao conteúdo do site.</text:p>
      <text:p text:style-name="P2"/>
      <text:p text:style-name="P2">CÓDIGOS:</text:p>
      <text:p text:style-name="P2">O código fonte do site utiliza diversas bibliotecas, e funcionalidades modernas das linguagens, como a propriedade scroll-behavior, que traz uma facilidade na animação da página.</text:p>
      <text:p text:style-name="P2">A divisão em seções e a não existência de um scroll, têm como objetivo trazer modernidade e facilidade na utilização do site, uma vez que, mesmo sem mouse, ou no celular, ou até mesmo para pessoas com problemas de visão/ outras deficiências físicas, é extremamente simples navegar pelo site.</text:p>
      <text:p text:style-name="P2"/>
      <text:p text:style-name="P2">OBJETIVOS:</text:p>
      <text:p text:style-name="P2">- agregar valor ao produto</text:p>
      <text:p text:style-name="P2">- criar um site simples e moderno</text:p>
      <text:p text:style-name="P2">- a utilização de bootstrap, como sugerido pelo professor</text:p>
      <text:p text:style-name="P2">- a demonstração de certos recursos como bibliotecas, e propriedades novas</text:p>
      <text:p text:style-name="P2"/>
      <text:p text:style-name="P3">CONSIDERAÇÕES FINAIS:</text:p>
      <text:p text:style-name="P3">O fato da myplace ser um site de hotéis acaba sendo segundo plano no projeto, uma vez que o site pode ser utilizado para outros fins. Entretanto, a myplace consiste em uma empresa de venda de hotéis fictícia cujo objetivo é trazer modernidade e simplicidade para competir com outros sites desse mesmo ramo.</text:p>
      <text:p text:style-name="P3"/>
      <text:p text:style-name="P3">- a questão do funcionamento correto em telas de diferentes tamanhos está sendo trabalhada</text:p>
      <text:p text:style-name="P3">- <text:span text:style-name="T1">considere que este ainda não é o projeto finaç, e, durante a integração das outras páginas, está sujeito a modificações que tragam algum benefício ao site. Mas, ainda, este é andamento do projeto até então, e a conclusão inicial da página index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13:02:52.366000000</meta:creation-date>
    <dc:date>2022-11-18T13:25:01.845000000</dc:date>
    <meta:editing-duration>PT5M57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8" meta:word-count="343" meta:character-count="2087" meta:non-whitespace-character-count="1762"/>
  </office:meta>
</office:document-meta>
</file>